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DatabaseFileSystem.getDataSource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DatabaseFileSystem.setDataSourceLocation( String dataSource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DatabaseFileSystem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